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b9617" officeooo:paragraph-rsid="001b96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сылка на видео</text:p>
      <text:p text:style-name="Standard">https://www.patreon.com/posts/4267191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00:31:59.983000000</meta:creation-date>
    <dc:date>2024-03-05T00:32:22.808000000</dc:date>
    <meta:editing-duration>PT23S</meta:editing-duration>
    <meta:editing-cycles>1</meta:editing-cycles>
    <meta:document-statistic meta:table-count="0" meta:image-count="0" meta:object-count="0" meta:page-count="1" meta:paragraph-count="2" meta:word-count="4" meta:character-count="53" meta:non-whitespace-character-count="51"/>
    <meta:generator>LibreOffice/7.5.2.2$Windows_X86_64 LibreOffice_project/53bb9681a964705cf672590721dbc85eb4d0c3a2</meta:generator>
  </office:meta>
</office:document-meta>
</file>